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58.51mm"/>
    </style:style>
    <style:style style:name="co5" style:family="table-column">
      <style:table-column-properties fo:break-before="auto" style:column-width="178.54mm"/>
    </style:style>
    <style:style style:name="co6" style:family="table-column">
      <style:table-column-properties fo:break-before="auto" style:column-width="130.79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144.96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231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</text:p>
          </table:table-cell>
          <table:table-cell table:number-columns-repeated="2"/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g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table:number-columns-repeated="4"/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c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 table:number-columns-repeated="4"/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 table:number-columns-repeated="4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table:number-columns-repeated="4"/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table:number-columns-repeated="4"/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 table:number-columns-repeated="4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 table:number-columns-repeated="4"/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 table:number-columns-repeated="4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 table:number-columns-repeated="4"/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 table:number-columns-repeated="4"/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 table:number-columns-repeated="4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 table:number-columns-repeated="4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table:number-columns-repeated="4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9:09:33.346881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9:09:51.607059996</dc:date>
    <meta:editing-duration>P3DT15H1M21S</meta:editing-duration>
    <meta:editing-cycles>28</meta:editing-cycles>
    <meta:generator>LibreOffice/6.0.7.3$Linux_X86_64 LibreOffice_project/00m0$Build-3</meta:generator>
    <meta:document-statistic meta:table-count="1" meta:cell-count="1809" meta:object-count="0"/>
  </office:meta>
</office:document-meta>
</file>